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6f19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paragraph-rsid="0016f19a"/>
    </style:style>
    <style:style style:name="P3" style:family="paragraph" style:parent-style-name="Standard" style:list-style-name="L1">
      <style:text-properties style:font-name="Arial" officeooo:rsid="0016f19a" officeooo:paragraph-rsid="0016f19a"/>
    </style:style>
    <style:style style:name="T1" style:family="text">
      <style:text-properties officeooo:rsid="0019a2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DINER</text:p>
      <text:p text:style-name="P2"/>
      <text:p text:style-name="P2"/>
      <text:p text:style-name="P2">Repaso de las principales etiquetas de HTML y selectores de CSS. A modo de consolidación de conocimientos, accede a la página web https://flukeout.github.io/ y completa los 32 niveles del juego propuesto. </text:p>
      <text:p text:style-name="P2"/>
      <text:p text:style-name="P2">Indica para cada nivel el selector (sólo el selector) que has utilizado.</text:p>
      <text:p text:style-name="P2"/>
      <text:list text:style-name="L1">
        <text:list-item>
          <text:p text:style-name="P3"><text:s/>plate</text:p>
        </text:list-item>
        <text:list-item>
          <text:p text:style-name="P3"><text:s/>bento</text:p>
        </text:list-item>
        <text:list-item>
          <text:p text:style-name="P3"><text:s/>#fancy</text:p>
        </text:list-item>
        <text:list-item>
          <text:p text:style-name="P3"><text:s/>plate apple</text:p>
        </text:list-item>
        <text:list-item>
          <text:p text:style-name="P3"><text:s/>#fancy pickle</text:p>
        </text:list-item>
        <text:list-item>
          <text:p text:style-name="P3"><text:s/>.small</text:p>
        </text:list-item>
        <text:list-item>
          <text:p text:style-name="P3"><text:s/>orange.small</text:p>
        </text:list-item>
        <text:list-item>
          <text:p text:style-name="P3"><text:s/>bento orange.small</text:p>
        </text:list-item>
        <text:list-item>
          <text:p text:style-name="P3"><text:s/>plate, bento</text:p>
        </text:list-item>
        <text:list-item>
          <text:p text:style-name="P3"><text:s/>*</text:p>
        </text:list-item>
        <text:list-item>
          <text:p text:style-name="P3"><text:s/>plate *</text:p>
        </text:list-item>
        <text:list-item>
          <text:p text:style-name="P3"><text:s/>plate + apple</text:p>
        </text:list-item>
        <text:list-item>
          <text:p text:style-name="P3"><text:s/>bento ~ pickle</text:p>
        </text:list-item>
        <text:list-item>
          <text:p text:style-name="P3"><text:s/>plate &gt; apple</text:p>
        </text:list-item>
        <text:list-item>
          <text:p text:style-name="P3"><text:s/>orange:first-child</text:p>
        </text:list-item>
        <text:list-item>
          <text:p text:style-name="P3"><text:s/>plate apple:only-child, plate pickle:only-child</text:p>
        </text:list-item>
        <text:list-item>
          <text:p text:style-name="P3"><text:s/><text:span text:style-name="T1">small:last-child</text:span></text:p>
        </text:list-item>
        <text:list-item>
          <text:p text:style-name="P3"><text:s/>plate:nth-child(3)</text:p>
        </text:list-item>
        <text:list-item>
          <text:p text:style-name="P3"><text:s/>bento:nth-last-child(<text:span text:style-name="T1">3</text:span>)</text:p>
        </text:list-item>
        <text:list-item>
          <text:p text:style-name="P3"><text:s/><text:span text:style-name="T1">apple:first-of-type</text:span></text:p>
        </text:list-item>
        <text:list-item>
          <text:p text:style-name="P3"><text:s/>plate:nth-of-type(even)</text:p>
        </text:list-item>
        <text:list-item>
          <text:p text:style-name="P3"><text:s/>plate:nth-of-type(2n+3)</text:p>
        </text:list-item>
        <text:list-item>
          <text:p text:style-name="P3"><text:s/>apple:only-of-type</text:p>
        </text:list-item>
        <text:list-item>
          <text:p text:style-name="P3"><text:s/>orange:last-of-type, apple:last-of-type </text:p>
        </text:list-item>
        <text:list-item>
          <text:p text:style-name="P3"><text:s/>bento:empty</text:p>
        </text:list-item>
        <text:list-item>
          <text:p text:style-name="P3"><text:s/>apple:not(.small)</text:p>
        </text:list-item>
        <text:list-item>
          <text:p text:style-name="P3"><text:s/>[for]</text:p>
        </text:list-item>
        <text:list-item>
          <text:p text:style-name="P3"><text:s/>plate[for]</text:p>
        </text:list-item>
        <text:list-item>
          <text:p text:style-name="P3"><text:s/>[for="Vitaly"]</text:p>
        </text:list-item>
        <text:list-item>
          <text:p text:style-name="P3"><text:s/>[for^="Sa"]</text:p>
        </text:list-item>
        <text:list-item>
          <text:p text:style-name="P3"><text:s/>[for$="ato"]</text:p>
        </text:list-item>
        <text:list-item>
          <text:p text:style-name="P3"><text:s/>[for*="obb"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38:44.606129507</meta:creation-date>
    <dc:date>2024-10-01T17:58:22.286263183</dc:date>
    <meta:editing-duration>PT10M42S</meta:editing-duration>
    <meta:editing-cycles>1</meta:editing-cycles>
    <meta:document-statistic meta:table-count="0" meta:image-count="0" meta:object-count="0" meta:page-count="1" meta:paragraph-count="35" meta:word-count="124" meta:character-count="878" meta:non-whitespace-character-count="787"/>
    <meta:generator>LibreOffice/24.2.5.2$Linux_X86_64 LibreOffice_project/420$Build-2</meta:generator>
  </office:meta>
</office:document-meta>
</file>